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34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20.11mm"/>
    </style:style>
    <style:style style:name="co5" style:family="table-column">
      <style:table-column-properties fo:break-before="auto" style:column-width="20.32mm"/>
    </style:style>
    <style:style style:name="co6" style:family="table-column">
      <style:table-column-properties fo:break-before="auto" style:column-width="17.57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ta1" style:family="table" style:master-page-name="PageStyle_5f_1051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271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金額單位：新臺幣千元 ,卡</text:p>
          </table:table-cell>
          <table:table-cell table:style-name="ce12" table:number-columns-repeated="4"/>
          <table:table-cell/>
          <table:table-cell table:style-name="ce12" office:value-type="string" calcext:value-type="string">
            <text:p>資料月份:105年10月</text:p>
          </table:table-cell>
          <table:table-cell table:style-name="ce12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3" office:value-type="string" calcext:value-type="string">
            <text:p>流通卡數</text:p>
          </table:table-cell>
          <table:table-cell table:style-name="ce13" office:value-type="string" calcext:value-type="string">
            <text:p>有效卡數</text:p>
          </table:table-cell>
          <table:table-cell table:style-name="ce13" office:value-type="string" calcext:value-type="string">
            <text:p>當月發卡數</text:p>
          </table:table-cell>
          <table:table-cell table:style-name="ce13" office:value-type="string" calcext:value-type="string">
            <text:p>當月停卡數</text:p>
          </table:table-cell>
          <table:table-cell table:style-name="ce17" office:value-type="string" calcext:value-type="string">
            <text:p>循環信用</text:p>
          </table:table-cell>
          <table:table-cell table:style-name="ce17" office:value-type="string" calcext:value-type="string">
            <text:p>未到期</text:p>
          </table:table-cell>
          <table:table-cell table:style-name="ce17" office:value-type="string" calcext:value-type="string">
            <text:p>當月簽帳</text:p>
          </table:table-cell>
          <table:table-cell table:style-name="ce17" office:value-type="string" calcext:value-type="string">
            <text:p>當月預借</text:p>
          </table:table-cell>
          <table:table-cell table:style-name="ce13" office:value-type="string" calcext:value-type="string">
            <text:p>逾期三個月以上</text:p>
          </table:table-cell>
          <table:table-cell table:style-name="ce13" office:value-type="string" calcext:value-type="string">
            <text:p>逾期六個月以上</text:p>
          </table:table-cell>
          <table:table-cell table:style-name="ce17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4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分期付款</text:p>
          </table:table-cell>
          <table:table-cell table:style-name="ce18" office:value-type="string" calcext:value-type="string">
            <text:p>金額</text:p>
          </table:table-cell>
          <table:table-cell table:style-name="ce18" office:value-type="string" calcext:value-type="string">
            <text:p>現金金額</text:p>
          </table:table-cell>
          <table:table-cell table:number-columns-repeated="2" table:style-name="ce14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4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　</text:p>
          </table:table-cell>
          <table:table-cell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5" office:value-type="string" calcext:value-type="string">
            <text:p>　</text:p>
          </table:table-cell>
          <table:table-cell table:number-columns-repeated="2" table:style-name="ce15" office:value-type="string" calcext:value-type="string">
            <text:p>之比率(%)</text:p>
          </table:table-cell>
          <table:table-cell table:number-columns-repeated="2" table:style-name="ce15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6" office:value-type="float" office:value="231086" calcext:value-type="float">
            <text:p>231,086</text:p>
          </table:table-cell>
          <table:table-cell table:style-name="ce16" office:value-type="float" office:value="109903" calcext:value-type="float">
            <text:p>109,903</text:p>
          </table:table-cell>
          <table:table-cell table:style-name="ce16" office:value-type="float" office:value="2025" calcext:value-type="float">
            <text:p>2,025</text:p>
          </table:table-cell>
          <table:table-cell table:style-name="ce16" office:value-type="float" office:value="912" calcext:value-type="float">
            <text:p>912</text:p>
          </table:table-cell>
          <table:table-cell table:style-name="ce16" office:value-type="float" office:value="229912" calcext:value-type="float">
            <text:p>229,912</text:p>
          </table:table-cell>
          <table:table-cell table:style-name="ce16" office:value-type="float" office:value="8893" calcext:value-type="float">
            <text:p>8,893</text:p>
          </table:table-cell>
          <table:table-cell table:style-name="ce16" office:value-type="float" office:value="626671" calcext:value-type="float">
            <text:p>626,671</text:p>
          </table:table-cell>
          <table:table-cell table:style-name="ce16" office:value-type="float" office:value="1329" calcext:value-type="float">
            <text:p>1,329</text:p>
          </table:table-cell>
          <table:table-cell table:style-name="ce19" office:value-type="float" office:value="0.265127187269057" calcext:value-type="float">
            <text:p>0.27</text:p>
          </table:table-cell>
          <table:table-cell table:style-name="ce19" office:value-type="float" office:value="0.14973880375871" calcext:value-type="float">
            <text:p>0.15</text:p>
          </table:table-cell>
          <table:table-cell table:style-name="ce19" office:value-type="float" office:value="555.369077823739" calcext:value-type="float">
            <text:p>555.37</text:p>
          </table:table-cell>
          <table:table-cell table:style-name="ce16" office:value-type="float" office:value="1470" calcext:value-type="float">
            <text:p>1,470</text:p>
          </table:table-cell>
          <table:table-cell table:style-name="ce16" office:value-type="float" office:value="8985" calcext:value-type="float">
            <text:p>8,9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6" office:value-type="float" office:value="229206" calcext:value-type="float">
            <text:p>229,206</text:p>
          </table:table-cell>
          <table:table-cell table:style-name="ce16" office:value-type="float" office:value="125752" calcext:value-type="float">
            <text:p>125,752</text:p>
          </table:table-cell>
          <table:table-cell table:style-name="ce16" office:value-type="float" office:value="3176" calcext:value-type="float">
            <text:p>3,176</text:p>
          </table:table-cell>
          <table:table-cell table:style-name="ce16" office:value-type="float" office:value="787" calcext:value-type="float">
            <text:p>787</text:p>
          </table:table-cell>
          <table:table-cell table:style-name="ce16" office:value-type="float" office:value="281954" calcext:value-type="float">
            <text:p>281,954</text:p>
          </table:table-cell>
          <table:table-cell table:style-name="ce16" office:value-type="float" office:value="51116" calcext:value-type="float">
            <text:p>51,116</text:p>
          </table:table-cell>
          <table:table-cell table:style-name="ce16" office:value-type="float" office:value="797044" calcext:value-type="float">
            <text:p>797,044</text:p>
          </table:table-cell>
          <table:table-cell table:style-name="ce16" office:value-type="float" office:value="655" calcext:value-type="float">
            <text:p>655</text:p>
          </table:table-cell>
          <table:table-cell table:style-name="ce19" office:value-type="float" office:value="0.440236247390587" calcext:value-type="float">
            <text:p>0.44</text:p>
          </table:table-cell>
          <table:table-cell table:style-name="ce19" office:value-type="float" office:value="0.251303797560426" calcext:value-type="float">
            <text:p>0.25</text:p>
          </table:table-cell>
          <table:table-cell table:style-name="ce19" office:value-type="float" office:value="1009.39144288619" calcext:value-type="float">
            <text:p>1,009.39</text:p>
          </table:table-cell>
          <table:table-cell table:style-name="ce16" office:value-type="float" office:value="1206" calcext:value-type="float">
            <text:p>1,206</text:p>
          </table:table-cell>
          <table:table-cell table:style-name="ce16" office:value-type="float" office:value="14438" calcext:value-type="float">
            <text:p>14,43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6" office:value-type="float" office:value="436746" calcext:value-type="float">
            <text:p>436,746</text:p>
          </table:table-cell>
          <table:table-cell table:style-name="ce16" office:value-type="float" office:value="266407" calcext:value-type="float">
            <text:p>266,407</text:p>
          </table:table-cell>
          <table:table-cell table:style-name="ce16" office:value-type="float" office:value="6108" calcext:value-type="float">
            <text:p>6,108</text:p>
          </table:table-cell>
          <table:table-cell table:style-name="ce16" office:value-type="float" office:value="4162" calcext:value-type="float">
            <text:p>4,162</text:p>
          </table:table-cell>
          <table:table-cell table:style-name="ce16" office:value-type="float" office:value="633630" calcext:value-type="float">
            <text:p>633,630</text:p>
          </table:table-cell>
          <table:table-cell table:style-name="ce16" office:value-type="float" office:value="213283" calcext:value-type="float">
            <text:p>213,283</text:p>
          </table:table-cell>
          <table:table-cell table:style-name="ce16" office:value-type="float" office:value="2390839" calcext:value-type="float">
            <text:p>2,390,839</text:p>
          </table:table-cell>
          <table:table-cell table:style-name="ce16" office:value-type="float" office:value="3521" calcext:value-type="float">
            <text:p>3,521</text:p>
          </table:table-cell>
          <table:table-cell table:style-name="ce19" office:value-type="float" office:value="0.493655870071265" calcext:value-type="float">
            <text:p>0.49</text:p>
          </table:table-cell>
          <table:table-cell table:style-name="ce19" office:value-type="float" office:value="0.433224940165183" calcext:value-type="float">
            <text:p>0.43</text:p>
          </table:table-cell>
          <table:table-cell table:style-name="ce19" office:value-type="float" office:value="270.296632849533" calcext:value-type="float">
            <text:p>270.3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336" calcext:value-type="float">
            <text:p>34,3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6" office:value-type="float" office:value="946707" calcext:value-type="float">
            <text:p>946,707</text:p>
          </table:table-cell>
          <table:table-cell table:style-name="ce16" office:value-type="float" office:value="633912" calcext:value-type="float">
            <text:p>633,912</text:p>
          </table:table-cell>
          <table:table-cell table:style-name="ce16" office:value-type="float" office:value="8706" calcext:value-type="float">
            <text:p>8,706</text:p>
          </table:table-cell>
          <table:table-cell table:style-name="ce16" office:value-type="float" office:value="9499" calcext:value-type="float">
            <text:p>9,499</text:p>
          </table:table-cell>
          <table:table-cell table:style-name="ce16" office:value-type="float" office:value="1433519" calcext:value-type="float">
            <text:p>1,433,519</text:p>
          </table:table-cell>
          <table:table-cell table:style-name="ce16" office:value-type="float" office:value="1094513" calcext:value-type="float">
            <text:p>1,094,513</text:p>
          </table:table-cell>
          <table:table-cell table:style-name="ce16" office:value-type="float" office:value="4184047" calcext:value-type="float">
            <text:p>4,184,047</text:p>
          </table:table-cell>
          <table:table-cell table:style-name="ce16" office:value-type="float" office:value="16932" calcext:value-type="float">
            <text:p>16,932</text:p>
          </table:table-cell>
          <table:table-cell table:style-name="ce19" office:value-type="float" office:value="0.180397278642423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01.28041421926" calcext:value-type="float">
            <text:p>1,801.28</text:p>
          </table:table-cell>
          <table:table-cell table:style-name="ce16" office:value-type="float" office:value="5981" calcext:value-type="float">
            <text:p>5,981</text:p>
          </table:table-cell>
          <table:table-cell table:style-name="ce16" office:value-type="float" office:value="56764" calcext:value-type="float">
            <text:p>56,7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6" office:value-type="float" office:value="886715" calcext:value-type="float">
            <text:p>886,715</text:p>
          </table:table-cell>
          <table:table-cell table:style-name="ce16" office:value-type="float" office:value="641284" calcext:value-type="float">
            <text:p>641,284</text:p>
          </table:table-cell>
          <table:table-cell table:style-name="ce16" office:value-type="float" office:value="36195" calcext:value-type="float">
            <text:p>36,195</text:p>
          </table:table-cell>
          <table:table-cell table:style-name="ce16" office:value-type="float" office:value="9378" calcext:value-type="float">
            <text:p>9,378</text:p>
          </table:table-cell>
          <table:table-cell table:style-name="ce16" office:value-type="float" office:value="753280" calcext:value-type="float">
            <text:p>753,280</text:p>
          </table:table-cell>
          <table:table-cell table:style-name="ce16" office:value-type="float" office:value="1837893" calcext:value-type="float">
            <text:p>1,837,893</text:p>
          </table:table-cell>
          <table:table-cell table:style-name="ce16" office:value-type="float" office:value="3887109" calcext:value-type="float">
            <text:p>3,887,109</text:p>
          </table:table-cell>
          <table:table-cell table:style-name="ce16" office:value-type="float" office:value="1185" calcext:value-type="float">
            <text:p>1,185</text:p>
          </table:table-cell>
          <table:table-cell table:style-name="ce19" office:value-type="float" office:value="0.108295189888649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17.012397967342" calcext:value-type="float">
            <text:p>617.0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6400" calcext:value-type="float">
            <text:p>36,40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6" office:value-type="float" office:value="429522" calcext:value-type="float">
            <text:p>429,522</text:p>
          </table:table-cell>
          <table:table-cell table:style-name="ce16" office:value-type="float" office:value="208979" calcext:value-type="float">
            <text:p>208,979</text:p>
          </table:table-cell>
          <table:table-cell table:style-name="ce16" office:value-type="float" office:value="2634" calcext:value-type="float">
            <text:p>2,634</text:p>
          </table:table-cell>
          <table:table-cell table:style-name="ce16" office:value-type="float" office:value="2983" calcext:value-type="float">
            <text:p>2,983</text:p>
          </table:table-cell>
          <table:table-cell table:style-name="ce16" office:value-type="float" office:value="365984" calcext:value-type="float">
            <text:p>365,984</text:p>
          </table:table-cell>
          <table:table-cell table:style-name="ce16" office:value-type="float" office:value="155578" calcext:value-type="float">
            <text:p>155,578</text:p>
          </table:table-cell>
          <table:table-cell table:style-name="ce16" office:value-type="float" office:value="1309604" calcext:value-type="float">
            <text:p>1,309,604</text:p>
          </table:table-cell>
          <table:table-cell table:style-name="ce16" office:value-type="float" office:value="660" calcext:value-type="float">
            <text:p>660</text:p>
          </table:table-cell>
          <table:table-cell table:style-name="ce19" office:value-type="float" office:value="0.402006072821086" calcext:value-type="float">
            <text:p>0.40</text:p>
          </table:table-cell>
          <table:table-cell table:style-name="ce19" office:value-type="float" office:value="0.00596499237742801" calcext:value-type="float">
            <text:p>0.01</text:p>
          </table:table-cell>
          <table:table-cell table:style-name="ce19" office:value-type="float" office:value="589.489246029854" calcext:value-type="float">
            <text:p>589.49</text:p>
          </table:table-cell>
          <table:table-cell table:style-name="ce16" office:value-type="float" office:value="2075" calcext:value-type="float">
            <text:p>2,075</text:p>
          </table:table-cell>
          <table:table-cell table:style-name="ce16" office:value-type="float" office:value="22399" calcext:value-type="float">
            <text:p>22,39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6" office:value-type="float" office:value="355524" calcext:value-type="float">
            <text:p>355,524</text:p>
          </table:table-cell>
          <table:table-cell table:style-name="ce16" office:value-type="float" office:value="177109" calcext:value-type="float">
            <text:p>177,109</text:p>
          </table:table-cell>
          <table:table-cell table:style-name="ce16" office:value-type="float" office:value="1516" calcext:value-type="float">
            <text:p>1,516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710737" calcext:value-type="float">
            <text:p>710,737</text:p>
          </table:table-cell>
          <table:table-cell table:style-name="ce16" office:value-type="float" office:value="177821" calcext:value-type="float">
            <text:p>177,821</text:p>
          </table:table-cell>
          <table:table-cell table:style-name="ce16" office:value-type="float" office:value="972286" calcext:value-type="float">
            <text:p>972,286</text:p>
          </table:table-cell>
          <table:table-cell table:style-name="ce16" office:value-type="float" office:value="6652" calcext:value-type="float">
            <text:p>6,652</text:p>
          </table:table-cell>
          <table:table-cell table:style-name="ce19" office:value-type="float" office:value="0.696150939161781" calcext:value-type="float">
            <text:p>0.70</text:p>
          </table:table-cell>
          <table:table-cell table:style-name="ce19" office:value-type="float" office:value="0.228309886433095" calcext:value-type="float">
            <text:p>0.23</text:p>
          </table:table-cell>
          <table:table-cell table:style-name="ce19" office:value-type="float" office:value="909.092924031695" calcext:value-type="float">
            <text:p>909.09</text:p>
          </table:table-cell>
          <table:table-cell table:style-name="ce16" office:value-type="float" office:value="5493" calcext:value-type="float">
            <text:p>5,493</text:p>
          </table:table-cell>
          <table:table-cell table:style-name="ce16" office:value-type="float" office:value="26663" calcext:value-type="float">
            <text:p>26,6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6" office:value-type="float" office:value="2378819" calcext:value-type="float">
            <text:p>2,378,819</text:p>
          </table:table-cell>
          <table:table-cell table:style-name="ce16" office:value-type="float" office:value="1719001" calcext:value-type="float">
            <text:p>1,719,001</text:p>
          </table:table-cell>
          <table:table-cell table:style-name="ce16" office:value-type="float" office:value="25367" calcext:value-type="float">
            <text:p>25,367</text:p>
          </table:table-cell>
          <table:table-cell table:style-name="ce16" office:value-type="float" office:value="27957" calcext:value-type="float">
            <text:p>27,957</text:p>
          </table:table-cell>
          <table:table-cell table:style-name="ce16" office:value-type="float" office:value="6245009" calcext:value-type="float">
            <text:p>6,245,009</text:p>
          </table:table-cell>
          <table:table-cell table:style-name="ce16" office:value-type="float" office:value="8767266" calcext:value-type="float">
            <text:p>8,767,266</text:p>
          </table:table-cell>
          <table:table-cell table:style-name="ce16" office:value-type="float" office:value="16395327" calcext:value-type="float">
            <text:p>16,395,327</text:p>
          </table:table-cell>
          <table:table-cell table:style-name="ce16" office:value-type="float" office:value="52190" calcext:value-type="float">
            <text:p>52,190</text:p>
          </table:table-cell>
          <table:table-cell table:style-name="ce19" office:value-type="float" office:value="0.150932662163782" calcext:value-type="float">
            <text:p>0.15</text:p>
          </table:table-cell>
          <table:table-cell table:style-name="ce19" office:value-type="float" office:value="0.000278105314949198" calcext:value-type="float">
            <text:p>0.00</text:p>
          </table:table-cell>
          <table:table-cell table:style-name="ce19" office:value-type="float" office:value="754.326587973955" calcext:value-type="float">
            <text:p>754.33</text:p>
          </table:table-cell>
          <table:table-cell table:style-name="ce16" office:value-type="float" office:value="24852" calcext:value-type="float">
            <text:p>24,852</text:p>
          </table:table-cell>
          <table:table-cell table:style-name="ce16" office:value-type="float" office:value="237015" calcext:value-type="float">
            <text:p>237,01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6" office:value-type="float" office:value="5895716" calcext:value-type="float">
            <text:p>5,895,716</text:p>
          </table:table-cell>
          <table:table-cell table:style-name="ce16" office:value-type="float" office:value="4076257" calcext:value-type="float">
            <text:p>4,076,257</text:p>
          </table:table-cell>
          <table:table-cell table:style-name="ce16" office:value-type="float" office:value="113671" calcext:value-type="float">
            <text:p>113,671</text:p>
          </table:table-cell>
          <table:table-cell table:style-name="ce16" office:value-type="float" office:value="37441" calcext:value-type="float">
            <text:p>37,441</text:p>
          </table:table-cell>
          <table:table-cell table:style-name="ce16" office:value-type="float" office:value="14785463" calcext:value-type="float">
            <text:p>14,785,463</text:p>
          </table:table-cell>
          <table:table-cell table:style-name="ce16" office:value-type="float" office:value="10672774" calcext:value-type="float">
            <text:p>10,672,774</text:p>
          </table:table-cell>
          <table:table-cell table:style-name="ce16" office:value-type="float" office:value="31917166" calcext:value-type="float">
            <text:p>31,917,166</text:p>
          </table:table-cell>
          <table:table-cell table:style-name="ce16" office:value-type="float" office:value="234466" calcext:value-type="float">
            <text:p>234,466</text:p>
          </table:table-cell>
          <table:table-cell table:style-name="ce19" office:value-type="float" office:value="0.135874860356293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20.09617997708" calcext:value-type="float">
            <text:p>2,420.10</text:p>
          </table:table-cell>
          <table:table-cell table:style-name="ce16" office:value-type="float" office:value="27376" calcext:value-type="float">
            <text:p>27,376</text:p>
          </table:table-cell>
          <table:table-cell table:style-name="ce16" office:value-type="float" office:value="301848" calcext:value-type="float">
            <text:p>301,84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6" office:value-type="float" office:value="10078" calcext:value-type="float">
            <text:p>10,078</text:p>
          </table:table-cell>
          <table:table-cell table:style-name="ce16" office:value-type="float" office:value="4591" calcext:value-type="float">
            <text:p>4,591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8911" calcext:value-type="float">
            <text:p>8,911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65212" calcext:value-type="float">
            <text:p>165,212</text:p>
          </table:table-cell>
          <table:table-cell table:style-name="ce16" office:value-type="float" office:value="126" calcext:value-type="float">
            <text:p>126</text:p>
          </table:table-cell>
          <table:table-cell table:style-name="ce19" office:value-type="float" office:value="0.202289945100916" calcext:value-type="float">
            <text:p>0.20</text:p>
          </table:table-cell>
          <table:table-cell table:style-name="ce19" office:value-type="float" office:value="0.111746570239883" calcext:value-type="float">
            <text:p>0.11</text:p>
          </table:table-cell>
          <table:table-cell table:style-name="ce19" office:value-type="float" office:value="358.580193969783" calcext:value-type="float">
            <text:p>358.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16" calcext:value-type="float">
            <text:p>9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6" office:value-type="float" office:value="605173" calcext:value-type="float">
            <text:p>605,173</text:p>
          </table:table-cell>
          <table:table-cell table:style-name="ce16" office:value-type="float" office:value="411817" calcext:value-type="float">
            <text:p>411,817</text:p>
          </table:table-cell>
          <table:table-cell table:style-name="ce16" office:value-type="float" office:value="7154" calcext:value-type="float">
            <text:p>7,154</text:p>
          </table:table-cell>
          <table:table-cell table:style-name="ce16" office:value-type="float" office:value="7138" calcext:value-type="float">
            <text:p>7,138</text:p>
          </table:table-cell>
          <table:table-cell table:style-name="ce16" office:value-type="float" office:value="1167392" calcext:value-type="float">
            <text:p>1,167,392</text:p>
          </table:table-cell>
          <table:table-cell table:style-name="ce16" office:value-type="float" office:value="798179" calcext:value-type="float">
            <text:p>798,179</text:p>
          </table:table-cell>
          <table:table-cell table:style-name="ce16" office:value-type="float" office:value="2535481" calcext:value-type="float">
            <text:p>2,535,481</text:p>
          </table:table-cell>
          <table:table-cell table:style-name="ce16" office:value-type="float" office:value="5665" calcext:value-type="float">
            <text:p>5,665</text:p>
          </table:table-cell>
          <table:table-cell table:style-name="ce19" office:value-type="float" office:value="0.181556785178335" calcext:value-type="float">
            <text:p>0.18</text:p>
          </table:table-cell>
          <table:table-cell table:style-name="ce19" office:value-type="float" office:value="0.0753920281265984" calcext:value-type="float">
            <text:p>0.08</text:p>
          </table:table-cell>
          <table:table-cell table:style-name="ce19" office:value-type="float" office:value="559.582242911757" calcext:value-type="float">
            <text:p>559.58</text:p>
          </table:table-cell>
          <table:table-cell table:style-name="ce16" office:value-type="float" office:value="2312" calcext:value-type="float">
            <text:p>2,312</text:p>
          </table:table-cell>
          <table:table-cell table:style-name="ce16" office:value-type="float" office:value="35634" calcext:value-type="float">
            <text:p>35,63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6" office:value-type="float" office:value="2894719" calcext:value-type="float">
            <text:p>2,894,719</text:p>
          </table:table-cell>
          <table:table-cell table:style-name="ce16" office:value-type="float" office:value="2452066" calcext:value-type="float">
            <text:p>2,452,066</text:p>
          </table:table-cell>
          <table:table-cell table:style-name="ce16" office:value-type="float" office:value="16731" calcext:value-type="float">
            <text:p>16,731</text:p>
          </table:table-cell>
          <table:table-cell table:style-name="ce16" office:value-type="float" office:value="29514" calcext:value-type="float">
            <text:p>29,514</text:p>
          </table:table-cell>
          <table:table-cell table:style-name="ce16" office:value-type="float" office:value="16247443" calcext:value-type="float">
            <text:p>16,247,443</text:p>
          </table:table-cell>
          <table:table-cell table:style-name="ce16" office:value-type="float" office:value="9875595" calcext:value-type="float">
            <text:p>9,875,595</text:p>
          </table:table-cell>
          <table:table-cell table:style-name="ce16" office:value-type="float" office:value="19790574" calcext:value-type="float">
            <text:p>19,790,574</text:p>
          </table:table-cell>
          <table:table-cell table:style-name="ce16" office:value-type="float" office:value="180282" calcext:value-type="float">
            <text:p>180,282</text:p>
          </table:table-cell>
          <table:table-cell table:style-name="ce19" office:value-type="float" office:value="0.664379750146511" calcext:value-type="float">
            <text:p>0.66</text:p>
          </table:table-cell>
          <table:table-cell table:style-name="ce19" office:value-type="float" office:value="0.176066519554464" calcext:value-type="float">
            <text:p>0.18</text:p>
          </table:table-cell>
          <table:table-cell table:style-name="ce19" office:value-type="float" office:value="483.953276932719" calcext:value-type="float">
            <text:p>483.9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94087" calcext:value-type="float">
            <text:p>594,08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6" office:value-type="float" office:value="551596" calcext:value-type="float">
            <text:p>551,596</text:p>
          </table:table-cell>
          <table:table-cell table:style-name="ce16" office:value-type="float" office:value="335926" calcext:value-type="float">
            <text:p>335,926</text:p>
          </table:table-cell>
          <table:table-cell table:style-name="ce16" office:value-type="float" office:value="4701" calcext:value-type="float">
            <text:p>4,701</text:p>
          </table:table-cell>
          <table:table-cell table:style-name="ce16" office:value-type="float" office:value="4258" calcext:value-type="float">
            <text:p>4,258</text:p>
          </table:table-cell>
          <table:table-cell table:style-name="ce16" office:value-type="float" office:value="3021523" calcext:value-type="float">
            <text:p>3,021,523</text:p>
          </table:table-cell>
          <table:table-cell table:style-name="ce16" office:value-type="float" office:value="1566481" calcext:value-type="float">
            <text:p>1,566,481</text:p>
          </table:table-cell>
          <table:table-cell table:style-name="ce16" office:value-type="float" office:value="2975740" calcext:value-type="float">
            <text:p>2,975,740</text:p>
          </table:table-cell>
          <table:table-cell table:style-name="ce16" office:value-type="float" office:value="23676" calcext:value-type="float">
            <text:p>23,676</text:p>
          </table:table-cell>
          <table:table-cell table:style-name="ce19" office:value-type="float" office:value="0.409982532011771" calcext:value-type="float">
            <text:p>0.4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91.647682982555" calcext:value-type="float">
            <text:p>391.65</text:p>
          </table:table-cell>
          <table:table-cell table:style-name="ce16" office:value-type="float" office:value="14212" calcext:value-type="float">
            <text:p>14,212</text:p>
          </table:table-cell>
          <table:table-cell table:style-name="ce16" office:value-type="float" office:value="136616" calcext:value-type="float">
            <text:p>136,6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6" office:value-type="float" office:value="330676" calcext:value-type="float">
            <text:p>330,676</text:p>
          </table:table-cell>
          <table:table-cell table:style-name="ce16" office:value-type="float" office:value="125780" calcext:value-type="float">
            <text:p>125,780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1585" calcext:value-type="float">
            <text:p>1,585</text:p>
          </table:table-cell>
          <table:table-cell table:style-name="ce16" office:value-type="float" office:value="455867" calcext:value-type="float">
            <text:p>455,867</text:p>
          </table:table-cell>
          <table:table-cell table:style-name="ce16" office:value-type="float" office:value="83972" calcext:value-type="float">
            <text:p>83,972</text:p>
          </table:table-cell>
          <table:table-cell table:style-name="ce16" office:value-type="float" office:value="952511" calcext:value-type="float">
            <text:p>952,511</text:p>
          </table:table-cell>
          <table:table-cell table:style-name="ce16" office:value-type="float" office:value="3487" calcext:value-type="float">
            <text:p>3,487</text:p>
          </table:table-cell>
          <table:table-cell table:style-name="ce19" office:value-type="float" office:value="0.13735974886222" calcext:value-type="float">
            <text:p>0.14</text:p>
          </table:table-cell>
          <table:table-cell table:style-name="ce19" office:value-type="float" office:value="0.014870000150202" calcext:value-type="float">
            <text:p>0.01</text:p>
          </table:table-cell>
          <table:table-cell table:style-name="ce19" office:value-type="float" office:value="143.123845898576" calcext:value-type="float">
            <text:p>143.12</text:p>
          </table:table-cell>
          <table:table-cell table:style-name="ce16" office:value-type="float" office:value="1351" calcext:value-type="float">
            <text:p>1,351</text:p>
          </table:table-cell>
          <table:table-cell table:style-name="ce16" office:value-type="float" office:value="21795" calcext:value-type="float">
            <text:p>21,79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6" office:value-type="float" office:value="352901" calcext:value-type="float">
            <text:p>352,901</text:p>
          </table:table-cell>
          <table:table-cell table:style-name="ce16" office:value-type="float" office:value="213131" calcext:value-type="float">
            <text:p>213,131</text:p>
          </table:table-cell>
          <table:table-cell table:style-name="ce16" office:value-type="float" office:value="1315" calcext:value-type="float">
            <text:p>1,315</text:p>
          </table:table-cell>
          <table:table-cell table:style-name="ce16" office:value-type="float" office:value="4058" calcext:value-type="float">
            <text:p>4,058</text:p>
          </table:table-cell>
          <table:table-cell table:style-name="ce16" office:value-type="float" office:value="1873945" calcext:value-type="float">
            <text:p>1,873,945</text:p>
          </table:table-cell>
          <table:table-cell table:style-name="ce16" office:value-type="float" office:value="586442" calcext:value-type="float">
            <text:p>586,442</text:p>
          </table:table-cell>
          <table:table-cell table:style-name="ce16" office:value-type="float" office:value="1365805" calcext:value-type="float">
            <text:p>1,365,805</text:p>
          </table:table-cell>
          <table:table-cell table:style-name="ce16" office:value-type="float" office:value="9637" calcext:value-type="float">
            <text:p>9,637</text:p>
          </table:table-cell>
          <table:table-cell table:style-name="ce19" office:value-type="float" office:value="0.343577395214287" calcext:value-type="float">
            <text:p>0.3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69.884374920243" calcext:value-type="float">
            <text:p>569.88</text:p>
          </table:table-cell>
          <table:table-cell table:style-name="ce16" office:value-type="float" office:value="11758" calcext:value-type="float">
            <text:p>11,758</text:p>
          </table:table-cell>
          <table:table-cell table:style-name="ce16" office:value-type="float" office:value="114721" calcext:value-type="float">
            <text:p>114,7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6" office:value-type="float" office:value="200952" calcext:value-type="float">
            <text:p>200,952</text:p>
          </table:table-cell>
          <table:table-cell table:style-name="ce16" office:value-type="float" office:value="78351" calcext:value-type="float">
            <text:p>78,351</text:p>
          </table:table-cell>
          <table:table-cell table:style-name="ce16" office:value-type="float" office:value="3463" calcext:value-type="float">
            <text:p>3,463</text:p>
          </table:table-cell>
          <table:table-cell table:style-name="ce16" office:value-type="float" office:value="1304" calcext:value-type="float">
            <text:p>1,304</text:p>
          </table:table-cell>
          <table:table-cell table:style-name="ce16" office:value-type="float" office:value="268403" calcext:value-type="float">
            <text:p>268,403</text:p>
          </table:table-cell>
          <table:table-cell table:style-name="ce16" office:value-type="float" office:value="43534" calcext:value-type="float">
            <text:p>43,534</text:p>
          </table:table-cell>
          <table:table-cell table:style-name="ce16" office:value-type="float" office:value="503943" calcext:value-type="float">
            <text:p>503,943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2.53287259725618" calcext:value-type="float">
            <text:p>2.53</text:p>
          </table:table-cell>
          <table:table-cell table:style-name="ce19" office:value-type="float" office:value="1.08307782611211" calcext:value-type="float">
            <text:p>1.08</text:p>
          </table:table-cell>
          <table:table-cell table:style-name="ce19" office:value-type="float" office:value="207.91169588114" calcext:value-type="float">
            <text:p>207.9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6482" calcext:value-type="float">
            <text:p>16,4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6" office:value-type="float" office:value="599462" calcext:value-type="float">
            <text:p>599,462</text:p>
          </table:table-cell>
          <table:table-cell table:style-name="ce16" office:value-type="float" office:value="411187" calcext:value-type="float">
            <text:p>411,187</text:p>
          </table:table-cell>
          <table:table-cell table:style-name="ce16" office:value-type="float" office:value="5366" calcext:value-type="float">
            <text:p>5,366</text:p>
          </table:table-cell>
          <table:table-cell table:style-name="ce16" office:value-type="float" office:value="9807" calcext:value-type="float">
            <text:p>9,807</text:p>
          </table:table-cell>
          <table:table-cell table:style-name="ce16" office:value-type="float" office:value="2668181" calcext:value-type="float">
            <text:p>2,668,181</text:p>
          </table:table-cell>
          <table:table-cell table:style-name="ce16" office:value-type="float" office:value="1569961" calcext:value-type="float">
            <text:p>1,569,961</text:p>
          </table:table-cell>
          <table:table-cell table:style-name="ce16" office:value-type="float" office:value="4246224" calcext:value-type="float">
            <text:p>4,246,224</text:p>
          </table:table-cell>
          <table:table-cell table:style-name="ce16" office:value-type="float" office:value="49071" calcext:value-type="float">
            <text:p>49,071</text:p>
          </table:table-cell>
          <table:table-cell table:style-name="ce19" office:value-type="float" office:value="0.257192682966335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579.13567977708" calcext:value-type="float">
            <text:p>2,579.14</text:p>
          </table:table-cell>
          <table:table-cell table:style-name="ce16" office:value-type="float" office:value="7829" calcext:value-type="float">
            <text:p>7,829</text:p>
          </table:table-cell>
          <table:table-cell table:style-name="ce16" office:value-type="float" office:value="75364" calcext:value-type="float">
            <text:p>75,3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6" office:value-type="float" office:value="10160" calcext:value-type="float">
            <text:p>10,160</text:p>
          </table:table-cell>
          <table:table-cell table:style-name="ce16" office:value-type="float" office:value="6236" calcext:value-type="float">
            <text:p>6,23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0068" calcext:value-type="float">
            <text:p>20,068</text:p>
          </table:table-cell>
          <table:table-cell table:style-name="ce16" office:value-type="float" office:value="2383" calcext:value-type="float">
            <text:p>2,383</text:p>
          </table:table-cell>
          <table:table-cell table:style-name="ce16" office:value-type="float" office:value="53306" calcext:value-type="float">
            <text:p>53,306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.404203718674212" calcext:value-type="float">
            <text:p>0.4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2.016773827349" calcext:value-type="float">
            <text:p>242.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58" calcext:value-type="float">
            <text:p>1,75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6" office:value-type="float" office:value="905309" calcext:value-type="float">
            <text:p>905,309</text:p>
          </table:table-cell>
          <table:table-cell table:style-name="ce16" office:value-type="float" office:value="482986" calcext:value-type="float">
            <text:p>482,986</text:p>
          </table:table-cell>
          <table:table-cell table:style-name="ce16" office:value-type="float" office:value="8485" calcext:value-type="float">
            <text:p>8,485</text:p>
          </table:table-cell>
          <table:table-cell table:style-name="ce16" office:value-type="float" office:value="10087" calcext:value-type="float">
            <text:p>10,087</text:p>
          </table:table-cell>
          <table:table-cell table:style-name="ce16" office:value-type="float" office:value="2045949" calcext:value-type="float">
            <text:p>2,045,949</text:p>
          </table:table-cell>
          <table:table-cell table:style-name="ce16" office:value-type="float" office:value="1348059" calcext:value-type="float">
            <text:p>1,348,059</text:p>
          </table:table-cell>
          <table:table-cell table:style-name="ce16" office:value-type="float" office:value="3886208" calcext:value-type="float">
            <text:p>3,886,208</text:p>
          </table:table-cell>
          <table:table-cell table:style-name="ce16" office:value-type="float" office:value="12348" calcext:value-type="float">
            <text:p>12,348</text:p>
          </table:table-cell>
          <table:table-cell table:style-name="ce19" office:value-type="float" office:value="0.242966029632545" calcext:value-type="float">
            <text:p>0.24</text:p>
          </table:table-cell>
          <table:table-cell table:style-name="ce19" office:value-type="float" office:value="0.0286024443354909" calcext:value-type="float">
            <text:p>0.03</text:p>
          </table:table-cell>
          <table:table-cell table:style-name="ce19" office:value-type="float" office:value="235.209980260733" calcext:value-type="float">
            <text:p>235.21</text:p>
          </table:table-cell>
          <table:table-cell table:style-name="ce16" office:value-type="float" office:value="5417" calcext:value-type="float">
            <text:p>5,417</text:p>
          </table:table-cell>
          <table:table-cell table:style-name="ce16" office:value-type="float" office:value="57076" calcext:value-type="float">
            <text:p>57,07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6" office:value-type="float" office:value="87929" calcext:value-type="float">
            <text:p>87,929</text:p>
          </table:table-cell>
          <table:table-cell table:style-name="ce16" office:value-type="float" office:value="50504" calcext:value-type="float">
            <text:p>50,504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246548" calcext:value-type="float">
            <text:p>246,548</text:p>
          </table:table-cell>
          <table:table-cell table:style-name="ce16" office:value-type="float" office:value="56831" calcext:value-type="float">
            <text:p>56,831</text:p>
          </table:table-cell>
          <table:table-cell table:style-name="ce16" office:value-type="float" office:value="267831" calcext:value-type="float">
            <text:p>267,831</text:p>
          </table:table-cell>
          <table:table-cell table:style-name="ce16" office:value-type="float" office:value="189" calcext:value-type="float">
            <text:p>189</text:p>
          </table:table-cell>
          <table:table-cell table:style-name="ce19" office:value-type="float" office:value="0.366733556298774" calcext:value-type="float">
            <text:p>0.3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91.745060117293" calcext:value-type="float">
            <text:p>891.75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0883" calcext:value-type="float">
            <text:p>10,8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6" office:value-type="float" office:value="17112" calcext:value-type="float">
            <text:p>17,112</text:p>
          </table:table-cell>
          <table:table-cell table:style-name="ce16" office:value-type="float" office:value="11110" calcext:value-type="float">
            <text:p>11,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1259" calcext:value-type="float">
            <text:p>31,259</text:p>
          </table:table-cell>
          <table:table-cell table:style-name="ce16" office:value-type="float" office:value="14970" calcext:value-type="float">
            <text:p>14,970</text:p>
          </table:table-cell>
          <table:table-cell table:style-name="ce16" office:value-type="float" office:value="110513" calcext:value-type="float">
            <text:p>110,513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float" office:value="0.668942575756473" calcext:value-type="float">
            <text:p>0.6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491.53217243576" calcext:value-type="float">
            <text:p>4,491.53</text:p>
          </table:table-cell>
          <table:table-cell table:style-name="ce16" office:value-type="float" office:value="412" calcext:value-type="float">
            <text:p>412</text:p>
          </table:table-cell>
          <table:table-cell table:style-name="ce16" office:value-type="float" office:value="2173" calcext:value-type="float">
            <text:p>2,17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6" office:value-type="float" office:value="2009285" calcext:value-type="float">
            <text:p>2,009,285</text:p>
          </table:table-cell>
          <table:table-cell table:style-name="ce16" office:value-type="float" office:value="1041579" calcext:value-type="float">
            <text:p>1,041,579</text:p>
          </table:table-cell>
          <table:table-cell table:style-name="ce16" office:value-type="float" office:value="38169" calcext:value-type="float">
            <text:p>38,169</text:p>
          </table:table-cell>
          <table:table-cell table:style-name="ce16" office:value-type="float" office:value="24251" calcext:value-type="float">
            <text:p>24,251</text:p>
          </table:table-cell>
          <table:table-cell table:style-name="ce16" office:value-type="float" office:value="4774714" calcext:value-type="float">
            <text:p>4,774,714</text:p>
          </table:table-cell>
          <table:table-cell table:style-name="ce16" office:value-type="float" office:value="2655760" calcext:value-type="float">
            <text:p>2,655,760</text:p>
          </table:table-cell>
          <table:table-cell table:style-name="ce16" office:value-type="float" office:value="7079196" calcext:value-type="float">
            <text:p>7,079,196</text:p>
          </table:table-cell>
          <table:table-cell table:style-name="ce16" office:value-type="float" office:value="100061" calcext:value-type="float">
            <text:p>100,061</text:p>
          </table:table-cell>
          <table:table-cell table:style-name="ce19" office:value-type="float" office:value="0.2755283264744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2.371611729562" calcext:value-type="float">
            <text:p>122.37</text:p>
          </table:table-cell>
          <table:table-cell table:style-name="ce16" office:value-type="float" office:value="13404" calcext:value-type="float">
            <text:p>13,404</text:p>
          </table:table-cell>
          <table:table-cell table:style-name="ce16" office:value-type="float" office:value="139951" calcext:value-type="float">
            <text:p>139,95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6" office:value-type="float" office:value="1785507" calcext:value-type="float">
            <text:p>1,785,507</text:p>
          </table:table-cell>
          <table:table-cell table:style-name="ce16" office:value-type="float" office:value="1029836" calcext:value-type="float">
            <text:p>1,029,836</text:p>
          </table:table-cell>
          <table:table-cell table:style-name="ce16" office:value-type="float" office:value="294792" calcext:value-type="float">
            <text:p>294,792</text:p>
          </table:table-cell>
          <table:table-cell table:style-name="ce16" office:value-type="float" office:value="21379" calcext:value-type="float">
            <text:p>21,379</text:p>
          </table:table-cell>
          <table:table-cell table:style-name="ce16" office:value-type="float" office:value="4714433" calcext:value-type="float">
            <text:p>4,714,433</text:p>
          </table:table-cell>
          <table:table-cell table:style-name="ce16" office:value-type="float" office:value="5856978" calcext:value-type="float">
            <text:p>5,856,978</text:p>
          </table:table-cell>
          <table:table-cell table:style-name="ce16" office:value-type="float" office:value="4405354" calcext:value-type="float">
            <text:p>4,405,354</text:p>
          </table:table-cell>
          <table:table-cell table:style-name="ce16" office:value-type="float" office:value="197645" calcext:value-type="float">
            <text:p>197,645</text:p>
          </table:table-cell>
          <table:table-cell table:style-name="ce19" office:value-type="float" office:value="0.410451865540303" calcext:value-type="float">
            <text:p>0.41</text:p>
          </table:table-cell>
          <table:table-cell table:style-name="ce19" office:value-type="float" office:value="0.122171715505104" calcext:value-type="float">
            <text:p>0.12</text:p>
          </table:table-cell>
          <table:table-cell table:style-name="ce19" office:value-type="float" office:value="100.436218726397" calcext:value-type="float">
            <text:p>100.44</text:p>
          </table:table-cell>
          <table:table-cell table:style-name="ce16" office:value-type="float" office:value="15884" calcext:value-type="float">
            <text:p>15,884</text:p>
          </table:table-cell>
          <table:table-cell table:style-name="ce16" office:value-type="float" office:value="158065" calcext:value-type="float">
            <text:p>158,06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6" office:value-type="float" office:value="556219" calcext:value-type="float">
            <text:p>556,219</text:p>
          </table:table-cell>
          <table:table-cell table:style-name="ce16" office:value-type="float" office:value="350340" calcext:value-type="float">
            <text:p>350,340</text:p>
          </table:table-cell>
          <table:table-cell table:style-name="ce16" office:value-type="float" office:value="10583" calcext:value-type="float">
            <text:p>10,583</text:p>
          </table:table-cell>
          <table:table-cell table:style-name="ce16" office:value-type="float" office:value="3815" calcext:value-type="float">
            <text:p>3,815</text:p>
          </table:table-cell>
          <table:table-cell table:style-name="ce16" office:value-type="float" office:value="466036" calcext:value-type="float">
            <text:p>466,036</text:p>
          </table:table-cell>
          <table:table-cell table:style-name="ce16" office:value-type="float" office:value="493617" calcext:value-type="float">
            <text:p>493,617</text:p>
          </table:table-cell>
          <table:table-cell table:style-name="ce16" office:value-type="float" office:value="4204941" calcext:value-type="float">
            <text:p>4,204,941</text:p>
          </table:table-cell>
          <table:table-cell table:style-name="ce16" office:value-type="float" office:value="943" calcext:value-type="float">
            <text:p>943</text:p>
          </table:table-cell>
          <table:table-cell table:style-name="ce19" office:value-type="float" office:value="0.128894890344101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57.48584421954" calcext:value-type="float">
            <text:p>1,157.49</text:p>
          </table:table-cell>
          <table:table-cell table:style-name="ce16" office:value-type="float" office:value="1496" calcext:value-type="float">
            <text:p>1,496</text:p>
          </table:table-cell>
          <table:table-cell table:style-name="ce16" office:value-type="float" office:value="17173" calcext:value-type="float">
            <text:p>17,17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6" office:value-type="float" office:value="1950428" calcext:value-type="float">
            <text:p>1,950,428</text:p>
          </table:table-cell>
          <table:table-cell table:style-name="ce16" office:value-type="float" office:value="1330711" calcext:value-type="float">
            <text:p>1,330,711</text:p>
          </table:table-cell>
          <table:table-cell table:style-name="ce16" office:value-type="float" office:value="14115" calcext:value-type="float">
            <text:p>14,115</text:p>
          </table:table-cell>
          <table:table-cell table:style-name="ce16" office:value-type="float" office:value="16501" calcext:value-type="float">
            <text:p>16,501</text:p>
          </table:table-cell>
          <table:table-cell table:style-name="ce16" office:value-type="float" office:value="4907295" calcext:value-type="float">
            <text:p>4,907,295</text:p>
          </table:table-cell>
          <table:table-cell table:style-name="ce16" office:value-type="float" office:value="3824726" calcext:value-type="float">
            <text:p>3,824,726</text:p>
          </table:table-cell>
          <table:table-cell table:style-name="ce16" office:value-type="float" office:value="6777457" calcext:value-type="float">
            <text:p>6,777,457</text:p>
          </table:table-cell>
          <table:table-cell table:style-name="ce16" office:value-type="float" office:value="121841" calcext:value-type="float">
            <text:p>121,841</text:p>
          </table:table-cell>
          <table:table-cell table:style-name="ce19" office:value-type="float" office:value="0.333648459768392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02.05682202315" calcext:value-type="float">
            <text:p>602.06</text:p>
          </table:table-cell>
          <table:table-cell table:style-name="ce16" office:value-type="float" office:value="15075" calcext:value-type="float">
            <text:p>15,075</text:p>
          </table:table-cell>
          <table:table-cell table:style-name="ce16" office:value-type="float" office:value="151257" calcext:value-type="float">
            <text:p>151,25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6" office:value-type="float" office:value="4240623" calcext:value-type="float">
            <text:p>4,240,623</text:p>
          </table:table-cell>
          <table:table-cell table:style-name="ce16" office:value-type="float" office:value="2955269" calcext:value-type="float">
            <text:p>2,955,269</text:p>
          </table:table-cell>
          <table:table-cell table:style-name="ce16" office:value-type="float" office:value="44049" calcext:value-type="float">
            <text:p>44,049</text:p>
          </table:table-cell>
          <table:table-cell table:style-name="ce16" office:value-type="float" office:value="24031" calcext:value-type="float">
            <text:p>24,031</text:p>
          </table:table-cell>
          <table:table-cell table:style-name="ce16" office:value-type="float" office:value="11401103" calcext:value-type="float">
            <text:p>11,401,103</text:p>
          </table:table-cell>
          <table:table-cell table:style-name="ce16" office:value-type="float" office:value="9756461" calcext:value-type="float">
            <text:p>9,756,461</text:p>
          </table:table-cell>
          <table:table-cell table:style-name="ce16" office:value-type="float" office:value="24974353" calcext:value-type="float">
            <text:p>24,974,353</text:p>
          </table:table-cell>
          <table:table-cell table:style-name="ce16" office:value-type="float" office:value="188039" calcext:value-type="float">
            <text:p>188,039</text:p>
          </table:table-cell>
          <table:table-cell table:style-name="ce19" office:value-type="float" office:value="0.251945663163634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93.75520164127" calcext:value-type="float">
            <text:p>1,093.76</text:p>
          </table:table-cell>
          <table:table-cell table:style-name="ce16" office:value-type="float" office:value="37827" calcext:value-type="float">
            <text:p>37,827</text:p>
          </table:table-cell>
          <table:table-cell table:style-name="ce16" office:value-type="float" office:value="380964" calcext:value-type="float">
            <text:p>380,9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6" office:value-type="float" office:value="508957" calcext:value-type="float">
            <text:p>508,957</text:p>
          </table:table-cell>
          <table:table-cell table:style-name="ce16" office:value-type="float" office:value="198293" calcext:value-type="float">
            <text:p>198,293</text:p>
          </table:table-cell>
          <table:table-cell table:style-name="ce16" office:value-type="float" office:value="12296" calcext:value-type="float">
            <text:p>12,296</text:p>
          </table:table-cell>
          <table:table-cell table:style-name="ce16" office:value-type="float" office:value="10586" calcext:value-type="float">
            <text:p>10,586</text:p>
          </table:table-cell>
          <table:table-cell table:style-name="ce16" office:value-type="float" office:value="1096224" calcext:value-type="float">
            <text:p>1,096,224</text:p>
          </table:table-cell>
          <table:table-cell table:style-name="ce16" office:value-type="float" office:value="357441" calcext:value-type="float">
            <text:p>357,441</text:p>
          </table:table-cell>
          <table:table-cell table:style-name="ce16" office:value-type="float" office:value="1080420" calcext:value-type="float">
            <text:p>1,080,420</text:p>
          </table:table-cell>
          <table:table-cell table:style-name="ce16" office:value-type="float" office:value="11767" calcext:value-type="float">
            <text:p>11,767</text:p>
          </table:table-cell>
          <table:table-cell table:style-name="ce19" office:value-type="float" office:value="1.04386440775236" calcext:value-type="float">
            <text:p>1.04</text:p>
          </table:table-cell>
          <table:table-cell table:style-name="ce19" office:value-type="float" office:value="0.714147503624637" calcext:value-type="float">
            <text:p>0.71</text:p>
          </table:table-cell>
          <table:table-cell table:style-name="ce19" office:value-type="float" office:value="150.017529876947" calcext:value-type="float">
            <text:p>150.02</text:p>
          </table:table-cell>
          <table:table-cell table:style-name="ce16" office:value-type="float" office:value="9466" calcext:value-type="float">
            <text:p>9,466</text:p>
          </table:table-cell>
          <table:table-cell table:style-name="ce16" office:value-type="float" office:value="71252" calcext:value-type="float">
            <text:p>71,25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6" office:value-type="float" office:value="12760" calcext:value-type="float">
            <text:p>12,760</text:p>
          </table:table-cell>
          <table:table-cell table:style-name="ce16" office:value-type="float" office:value="5860" calcext:value-type="float">
            <text:p>5,8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21460" calcext:value-type="float">
            <text:p>21,460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50808" calcext:value-type="float">
            <text:p>50,808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float" office:value="1.85696897924274" calcext:value-type="float">
            <text:p>1.8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10.340873553633" calcext:value-type="float">
            <text:p>610.34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2190" calcext:value-type="float">
            <text:p>2,19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6" office:value-type="float" office:value="3653400" calcext:value-type="float">
            <text:p>3,653,400</text:p>
          </table:table-cell>
          <table:table-cell table:style-name="ce16" office:value-type="float" office:value="2558405" calcext:value-type="float">
            <text:p>2,558,405</text:p>
          </table:table-cell>
          <table:table-cell table:style-name="ce16" office:value-type="float" office:value="42047" calcext:value-type="float">
            <text:p>42,047</text:p>
          </table:table-cell>
          <table:table-cell table:style-name="ce16" office:value-type="float" office:value="13528" calcext:value-type="float">
            <text:p>13,528</text:p>
          </table:table-cell>
          <table:table-cell table:style-name="ce16" office:value-type="float" office:value="10192730" calcext:value-type="float">
            <text:p>10,192,730</text:p>
          </table:table-cell>
          <table:table-cell table:style-name="ce16" office:value-type="float" office:value="12652889" calcext:value-type="float">
            <text:p>12,652,889</text:p>
          </table:table-cell>
          <table:table-cell table:style-name="ce16" office:value-type="float" office:value="18133967" calcext:value-type="float">
            <text:p>18,133,967</text:p>
          </table:table-cell>
          <table:table-cell table:style-name="ce16" office:value-type="float" office:value="167974" calcext:value-type="float">
            <text:p>167,974</text:p>
          </table:table-cell>
          <table:table-cell table:style-name="ce19" office:value-type="float" office:value="0.225410054435195" calcext:value-type="float">
            <text:p>0.23</text:p>
          </table:table-cell>
          <table:table-cell table:style-name="ce19" office:value-type="float" office:value="0.00402016505189637" calcext:value-type="float">
            <text:p>0.00</text:p>
          </table:table-cell>
          <table:table-cell table:style-name="ce19" office:value-type="float" office:value="613.825964765949" calcext:value-type="float">
            <text:p>613.83</text:p>
          </table:table-cell>
          <table:table-cell table:style-name="ce16" office:value-type="float" office:value="23795" calcext:value-type="float">
            <text:p>23,795</text:p>
          </table:table-cell>
          <table:table-cell table:style-name="ce16" office:value-type="float" office:value="228138" calcext:value-type="float">
            <text:p>228,13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6" office:value-type="float" office:value="600274" calcext:value-type="float">
            <text:p>600,274</text:p>
          </table:table-cell>
          <table:table-cell table:style-name="ce16" office:value-type="float" office:value="324751" calcext:value-type="float">
            <text:p>324,751</text:p>
          </table:table-cell>
          <table:table-cell table:style-name="ce16" office:value-type="float" office:value="8732" calcext:value-type="float">
            <text:p>8,732</text:p>
          </table:table-cell>
          <table:table-cell table:style-name="ce16" office:value-type="float" office:value="6284" calcext:value-type="float">
            <text:p>6,284</text:p>
          </table:table-cell>
          <table:table-cell table:style-name="ce16" office:value-type="float" office:value="928931" calcext:value-type="float">
            <text:p>928,931</text:p>
          </table:table-cell>
          <table:table-cell table:style-name="ce16" office:value-type="float" office:value="3553600" calcext:value-type="float">
            <text:p>3,553,600</text:p>
          </table:table-cell>
          <table:table-cell table:style-name="ce16" office:value-type="float" office:value="1936629" calcext:value-type="float">
            <text:p>1,936,629</text:p>
          </table:table-cell>
          <table:table-cell table:style-name="ce16" office:value-type="float" office:value="74209" calcext:value-type="float">
            <text:p>74,209</text:p>
          </table:table-cell>
          <table:table-cell table:style-name="ce19" office:value-type="float" office:value="0.0238229630618373" calcext:value-type="float">
            <text:p>0.02</text:p>
          </table:table-cell>
          <table:table-cell table:style-name="ce19" office:value-type="float" office:value="0.0230448260774055" calcext:value-type="float">
            <text:p>0.02</text:p>
          </table:table-cell>
          <table:table-cell table:style-name="ce19" office:value-type="float" office:value="487.841433456288" calcext:value-type="float">
            <text:p>487.84</text:p>
          </table:table-cell>
          <table:table-cell table:style-name="ce16" office:value-type="float" office:value="13508" calcext:value-type="float">
            <text:p>13,508</text:p>
          </table:table-cell>
          <table:table-cell table:style-name="ce16" office:value-type="float" office:value="102607" calcext:value-type="float">
            <text:p>102,60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6" office:value-type="float" office:value="177028" calcext:value-type="float">
            <text:p>177,028</text:p>
          </table:table-cell>
          <table:table-cell table:style-name="ce16" office:value-type="float" office:value="100550" calcext:value-type="float">
            <text:p>100,550</text:p>
          </table:table-cell>
          <table:table-cell table:style-name="ce16" office:value-type="float" office:value="439" calcext:value-type="float">
            <text:p>439</text:p>
          </table:table-cell>
          <table:table-cell table:style-name="ce16" office:value-type="float" office:value="2115" calcext:value-type="float">
            <text:p>2,115</text:p>
          </table:table-cell>
          <table:table-cell table:style-name="ce16" office:value-type="float" office:value="442066" calcext:value-type="float">
            <text:p>442,066</text:p>
          </table:table-cell>
          <table:table-cell table:style-name="ce16" office:value-type="float" office:value="205279" calcext:value-type="float">
            <text:p>205,279</text:p>
          </table:table-cell>
          <table:table-cell table:style-name="ce16" office:value-type="float" office:value="385092" calcext:value-type="float">
            <text:p>385,092</text:p>
          </table:table-cell>
          <table:table-cell table:style-name="ce16" office:value-type="float" office:value="5575" calcext:value-type="float">
            <text:p>5,575</text:p>
          </table:table-cell>
          <table:table-cell table:style-name="ce19" office:value-type="float" office:value="0.301323812221411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23.128727288301" calcext:value-type="float">
            <text:p>223.13</text:p>
          </table:table-cell>
          <table:table-cell table:style-name="ce16" office:value-type="float" office:value="1926" calcext:value-type="float">
            <text:p>1,926</text:p>
          </table:table-cell>
          <table:table-cell table:style-name="ce16" office:value-type="float" office:value="14121" calcext:value-type="float">
            <text:p>14,1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6" office:value-type="float" office:value="181786" calcext:value-type="float">
            <text:p>181,786</text:p>
          </table:table-cell>
          <table:table-cell table:style-name="ce16" office:value-type="float" office:value="69805" calcext:value-type="float">
            <text:p>69,805</text:p>
          </table:table-cell>
          <table:table-cell table:style-name="ce16" office:value-type="float" office:value="761" calcext:value-type="float">
            <text:p>761</text:p>
          </table:table-cell>
          <table:table-cell table:style-name="ce16" office:value-type="float" office:value="444" calcext:value-type="float">
            <text:p>444</text:p>
          </table:table-cell>
          <table:table-cell table:style-name="ce16" office:value-type="float" office:value="378983" calcext:value-type="float">
            <text:p>378,983</text:p>
          </table:table-cell>
          <table:table-cell table:style-name="ce16" office:value-type="float" office:value="1277805" calcext:value-type="float">
            <text:p>1,277,805</text:p>
          </table:table-cell>
          <table:table-cell table:style-name="ce16" office:value-type="float" office:value="441425" calcext:value-type="float">
            <text:p>441,425</text:p>
          </table:table-cell>
          <table:table-cell table:style-name="ce16" office:value-type="float" office:value="1176" calcext:value-type="float">
            <text:p>1,176</text:p>
          </table:table-cell>
          <table:table-cell table:style-name="ce19" office:value-type="float" office:value="0.605503880213244" calcext:value-type="float">
            <text:p>0.61</text:p>
          </table:table-cell>
          <table:table-cell table:style-name="ce19" office:value-type="float" office:value="0.161312236004567" calcext:value-type="float">
            <text:p>0.16</text:p>
          </table:table-cell>
          <table:table-cell table:style-name="ce19" office:value-type="float" office:value="307.426795861367" calcext:value-type="float">
            <text:p>307.4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462" calcext:value-type="float">
            <text:p>10,4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6" office:value-type="float" office:value="5944803" calcext:value-type="float">
            <text:p>5,944,803</text:p>
          </table:table-cell>
          <table:table-cell table:style-name="ce16" office:value-type="float" office:value="3832198" calcext:value-type="float">
            <text:p>3,832,198</text:p>
          </table:table-cell>
          <table:table-cell table:style-name="ce16" office:value-type="float" office:value="55229" calcext:value-type="float">
            <text:p>55,229</text:p>
          </table:table-cell>
          <table:table-cell table:style-name="ce16" office:value-type="float" office:value="39027" calcext:value-type="float">
            <text:p>39,027</text:p>
          </table:table-cell>
          <table:table-cell table:style-name="ce16" office:value-type="float" office:value="14778208" calcext:value-type="float">
            <text:p>14,778,208</text:p>
          </table:table-cell>
          <table:table-cell table:style-name="ce16" office:value-type="float" office:value="13682750" calcext:value-type="float">
            <text:p>13,682,750</text:p>
          </table:table-cell>
          <table:table-cell table:style-name="ce16" office:value-type="float" office:value="26158855" calcext:value-type="float">
            <text:p>26,158,855</text:p>
          </table:table-cell>
          <table:table-cell table:style-name="ce16" office:value-type="float" office:value="651654" calcext:value-type="float">
            <text:p>651,654</text:p>
          </table:table-cell>
          <table:table-cell table:style-name="ce19" office:value-type="float" office:value="0.156510525650323" calcext:value-type="float">
            <text:p>0.16</text:p>
          </table:table-cell>
          <table:table-cell table:style-name="ce19" office:value-type="float" office:value="0.000420516387114771" calcext:value-type="float">
            <text:p>0.00</text:p>
          </table:table-cell>
          <table:table-cell table:style-name="ce19" office:value-type="float" office:value="618.409185579849" calcext:value-type="float">
            <text:p>618.41</text:p>
          </table:table-cell>
          <table:table-cell table:style-name="ce16" office:value-type="float" office:value="70021" calcext:value-type="float">
            <text:p>70,021</text:p>
          </table:table-cell>
          <table:table-cell table:style-name="ce16" office:value-type="float" office:value="614942" calcext:value-type="float">
            <text:p>614,94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6" office:value-type="float" office:value="181475" calcext:value-type="float">
            <text:p>181,475</text:p>
          </table:table-cell>
          <table:table-cell table:style-name="ce16" office:value-type="float" office:value="136601" calcext:value-type="float">
            <text:p>136,601</text:p>
          </table:table-cell>
          <table:table-cell table:style-name="ce16" office:value-type="float" office:value="11237" calcext:value-type="float">
            <text:p>11,237</text:p>
          </table:table-cell>
          <table:table-cell table:style-name="ce16" office:value-type="float" office:value="446" calcext:value-type="float">
            <text:p>446</text:p>
          </table:table-cell>
          <table:table-cell table:style-name="ce16" office:value-type="float" office:value="124965" calcext:value-type="float">
            <text:p>124,965</text:p>
          </table:table-cell>
          <table:table-cell table:style-name="ce16" office:value-type="float" office:value="194492" calcext:value-type="float">
            <text:p>194,492</text:p>
          </table:table-cell>
          <table:table-cell table:style-name="ce16" office:value-type="float" office:value="687224" calcext:value-type="float">
            <text:p>687,224</text:p>
          </table:table-cell>
          <table:table-cell table:style-name="ce16" office:value-type="float" office:value="1692" calcext:value-type="float">
            <text:p>1,692</text:p>
          </table:table-cell>
          <table:table-cell table:style-name="ce19" office:value-type="float" office:value="0.205147821967031" calcext:value-type="float">
            <text:p>0.21</text:p>
          </table:table-cell>
          <table:table-cell table:style-name="ce19" office:value-type="float" office:value="0.0300003203917712" calcext:value-type="float">
            <text:p>0.03</text:p>
          </table:table-cell>
          <table:table-cell table:style-name="ce19" office:value-type="float" office:value="237.254557364477" calcext:value-type="float">
            <text:p>237.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10" calcext:value-type="float">
            <text:p>1,51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6" office:value-type="float" office:value="168882" calcext:value-type="float">
            <text:p>168,882</text:p>
          </table:table-cell>
          <table:table-cell table:style-name="ce16" office:value-type="float" office:value="113168" calcext:value-type="float">
            <text:p>113,168</text:p>
          </table:table-cell>
          <table:table-cell table:style-name="ce16" office:value-type="float" office:value="3045" calcext:value-type="float">
            <text:p>3,045</text:p>
          </table:table-cell>
          <table:table-cell table:style-name="ce16" office:value-type="float" office:value="2725" calcext:value-type="float">
            <text:p>2,725</text:p>
          </table:table-cell>
          <table:table-cell table:style-name="ce16" office:value-type="float" office:value="342415" calcext:value-type="float">
            <text:p>342,4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48877" calcext:value-type="float">
            <text:p>3,848,877</text:p>
          </table:table-cell>
          <table:table-cell table:style-name="ce16" office:value-type="float" office:value="1387" calcext:value-type="float">
            <text:p>1,387</text:p>
          </table:table-cell>
          <table:table-cell table:style-name="ce19" office:value-type="float" office:value="0.318878950987705" calcext:value-type="float">
            <text:p>0.3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61.09149033864" calcext:value-type="float">
            <text:p>261.09</text:p>
          </table:table-cell>
          <table:table-cell table:style-name="ce16" office:value-type="float" office:value="1686" calcext:value-type="float">
            <text:p>1,686</text:p>
          </table:table-cell>
          <table:table-cell table:style-name="ce16" office:value-type="float" office:value="22331" calcext:value-type="float">
            <text:p>22,33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6" office:value-type="float" office:value="82388" calcext:value-type="float">
            <text:p>82,388</text:p>
          </table:table-cell>
          <table:table-cell table:style-name="ce16" office:value-type="float" office:value="36295" calcext:value-type="float">
            <text:p>36,295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4392" calcext:value-type="float">
            <text:p>4,392</text:p>
          </table:table-cell>
          <table:table-cell table:style-name="ce16" office:value-type="float" office:value="269420" calcext:value-type="float">
            <text:p>269,420</text:p>
          </table:table-cell>
          <table:table-cell table:style-name="ce16" office:value-type="float" office:value="44757" calcext:value-type="float">
            <text:p>44,757</text:p>
          </table:table-cell>
          <table:table-cell table:style-name="ce16" office:value-type="float" office:value="140318" calcext:value-type="float">
            <text:p>140,318</text:p>
          </table:table-cell>
          <table:table-cell table:style-name="ce16" office:value-type="float" office:value="2557" calcext:value-type="float">
            <text:p>2,557</text:p>
          </table:table-cell>
          <table:table-cell table:style-name="ce19" office:value-type="float" office:value="0.914845490440368" calcext:value-type="float">
            <text:p>0.91</text:p>
          </table:table-cell>
          <table:table-cell table:style-name="ce19" office:value-type="float" office:value="0.128386039347662" calcext:value-type="float">
            <text:p>0.13</text:p>
          </table:table-cell>
          <table:table-cell table:style-name="ce19" office:value-type="float" office:value="2144.83940164103" calcext:value-type="float">
            <text:p>2,144.84</text:p>
          </table:table-cell>
          <table:table-cell table:style-name="ce16" office:value-type="float" office:value="1594" calcext:value-type="float">
            <text:p>1,594</text:p>
          </table:table-cell>
          <table:table-cell table:style-name="ce16" office:value-type="float" office:value="19487" calcext:value-type="float">
            <text:p>19,48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6" table:formula="of:=SUM([.B9:.B44])" office:value-type="float" office:value="40409923" calcext:value-type="float">
            <text:p>40,409,923</text:p>
          </table:table-cell>
          <table:table-cell table:style-name="ce16" table:formula="of:=SUM([.C9:.C44])" office:value-type="float" office:value="26625950" calcext:value-type="float">
            <text:p>26,625,950</text:p>
          </table:table-cell>
          <table:table-cell table:style-name="ce16" table:formula="of:=SUM([.D9:.D44])" office:value-type="float" office:value="784359" calcext:value-type="float">
            <text:p>784,359</text:p>
          </table:table-cell>
          <table:table-cell table:style-name="ce16" table:formula="of:=SUM([.E9:.E44])" office:value-type="float" office:value="333114" calcext:value-type="float">
            <text:p>333,114</text:p>
          </table:table-cell>
          <table:table-cell table:style-name="ce16" table:formula="of:=SUM([.F9:.F44])" office:value-type="float" office:value="108333960" calcext:value-type="float">
            <text:p>108,333,960</text:p>
          </table:table-cell>
          <table:table-cell table:style-name="ce16" table:formula="of:=SUM([.G9:.G44])" office:value-type="float" office:value="93482321" calcext:value-type="float">
            <text:p>93,482,321</text:p>
          </table:table-cell>
          <table:table-cell table:style-name="ce16" table:formula="of:=SUM([.H9:.H44])" office:value-type="float" office:value="199638357" calcext:value-type="float">
            <text:p>199,638,357</text:p>
          </table:table-cell>
          <table:table-cell table:style-name="ce16" table:formula="of:=SUM([.I9:.I44])" office:value-type="float" office:value="2128649" calcext:value-type="float">
            <text:p>2,128,649</text:p>
          </table:table-cell>
          <table:table-cell table:style-name="ce19" office:value-type="float" office:value="0.277806993846937" calcext:value-type="float">
            <text:p>0.28</text:p>
          </table:table-cell>
          <table:table-cell table:style-name="ce19" office:value-type="float" office:value="0.0381138712961029" calcext:value-type="float">
            <text:p>0.04</text:p>
          </table:table-cell>
          <table:table-cell table:style-name="ce19" office:value-type="float" office:value="573.24392595773" calcext:value-type="float">
            <text:p>573.24</text:p>
          </table:table-cell>
          <table:table-cell table:style-name="ce16" table:formula="of:=SUM([.M9:.M44])" office:value-type="float" office:value="318168" calcext:value-type="float">
            <text:p>318,168</text:p>
          </table:table-cell>
          <table:table-cell table:style-name="ce16" table:formula="of:=SUM([.N9:.N44])" office:value-type="float" office:value="3740803" calcext:value-type="float">
            <text:p>3,740,80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10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10'.$A$1" table:cell-range-address="$'10510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14.9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10" style:display-name="PageStyle_105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6-11-24T10:49:20</meta:creation-date>
    <dc:date>2016-11-24T10:50:02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